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fo:color="#000000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  <style:text-properties fo:color="#000000"/>
    </style:style>
    <style:style style:name="ce4" style:family="table-cell" style:parent-style-name="Default" style:data-style-name="N0">
      <style:table-cell-properties style:vertical-align="automatic"/>
      <style:text-properties fo:font-size="16pt" style:font-size-asian="16pt" style:font-size-complex="16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cell-protect="protected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10" style:family="table-cell" style:parent-style-name="Default" style:data-style-name="N19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cell-protect="protected"/>
      <style:text-properties fo:color="#000000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cell-protect="protected"/>
      <style:text-properties fo:color="#000000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2060" fo:font-size="16pt" style:font-size-asian="16pt" style:font-size-complex="16pt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6pt" style:font-size-asian="16pt" style:font-size-complex="16p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60375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3.413125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page" style:column-width="1.693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3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number-columns-repeated="11" table:default-cell-style-name="ce1"/>
        <table:table-column table:style-name="co10" table:default-cell-style-name="ce1"/>
        <table:table-column table:style-name="co3" table:number-columns-repeated="16363" table:default-cell-style-name="ce1"/>
        <table:table-row table:style-name="ro1">
          <table:table-cell office:value-type="string" table:number-columns-spanned="9" table:number-rows-spanned="1" table:style-name="ce14">
            <text:p>NAVEEN KUMAR PRIVATE LTD</text:p>
          </table:table-cell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16">
            <text:p>No,4 PAMMAL MAIN ROAD, ANAGAPUTHUR chennai-75</text:p>
          </table:table-cell>
          <table:covered-table-cell table:number-columns-repeated="8"/>
          <table:table-cell table:number-columns-repeated="19" table:style-name="ce4"/>
          <table:table-cell table:number-columns-repeated="16356" table:style-name="ce5"/>
        </table:table-row>
        <table:table-row table:style-name="ro3">
          <table:table-cell office:value-type="string" table:style-name="ce7">
            <text:p>Emp ID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Gender</text:p>
          </table:table-cell>
          <table:table-cell office:value-type="string" table:style-name="ce7">
            <text:p>Department</text:p>
          </table:table-cell>
          <table:table-cell office:value-type="string" table:style-name="ce7">
            <text:p>Salary</text:p>
          </table:table-cell>
          <table:table-cell office:value-type="string" table:style-name="ce7">
            <text:p>Start Date</text:p>
          </table:table-cell>
          <table:table-cell office:value-type="string" table:style-name="ce7">
            <text:p>FTE</text:p>
          </table:table-cell>
          <table:table-cell office:value-type="string" table:style-name="ce7">
            <text:p>Employee</text:p>
          </table:table-cell>
          <table:table-cell office:value-type="string" table:style-name="ce7">
            <text:p>Location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3">
            <text:p>UVI001<text:s text:c="2"/></text:p>
          </table:table-cell>
          <table:table-cell office:value-type="string" table:style-name="ce6">
            <text:p>RAJESH S</text:p>
          </table:table-cell>
          <table:table-cell office:value-type="string" table:style-name="ce6">
            <text:p>MALE</text:p>
          </table:table-cell>
          <table:table-cell office:value-type="string" table:style-name="ce8">
            <text:p>TEAM LEADER</text:p>
          </table:table-cell>
          <table:table-cell office:value-type="float" office:value="98000" table:style-name="ce9">
            <text:p>98000</text:p>
          </table:table-cell>
          <table:table-cell office:value-type="date" office:date-value="2017-02-01T00:00:00" table:style-name="ce10">
            <text:p>2/1/2017</text:p>
          </table:table-cell>
          <table:table-cell office:value-type="float" office:value="1" table:style-name="ce9">
            <text:p>1</text:p>
          </table:table-cell>
          <table:table-cell office:value-type="string" table:style-name="ce8">
            <text:p>Permanent</text:p>
          </table:table-cell>
          <table:table-cell office:value-type="string" table:style-name="ce8">
            <text:p>Canda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3">
            <text:p>UVI002</text:p>
          </table:table-cell>
          <table:table-cell office:value-type="string" table:style-name="ce6">
            <text:p>RITHIN<text:s/>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NULL</text:p>
          </table:table-cell>
          <table:table-cell office:value-type="float" office:value="105468.7" table:style-name="ce12">
            <text:p>105468.7</text:p>
          </table:table-cell>
          <table:table-cell office:value-type="date" office:date-value="2017-04-02T00:00:00" table:style-name="ce10">
            <text:p>4/2/2017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Remote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3">
            <text:p>UVI003</text:p>
          </table:table-cell>
          <table:table-cell office:value-type="string" table:style-name="ce6">
            <text:p>AADHITYA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Business Development</text:p>
          </table:table-cell>
          <table:table-cell office:value-type="float" office:value="88360.79" table:style-name="ce12">
            <text:p>88360.79</text:p>
          </table:table-cell>
          <table:table-cell office:value-type="date" office:date-value="2017-06-03T00:00:00" table:style-name="ce10">
            <text:p>6/3/2017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Seattle, USA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3">
            <text:p>UVI004</text:p>
          </table:table-cell>
          <table:table-cell office:value-type="string" table:style-name="ce6">
            <text:p>ABBAS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Services</text:p>
          </table:table-cell>
          <table:table-cell office:value-type="float" office:value="85879.23" table:style-name="ce12">
            <text:p>85879.23</text:p>
          </table:table-cell>
          <table:table-cell office:value-type="date" office:date-value="2017-09-04T00:00:00" table:style-name="ce10">
            <text:p>9/4/2017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Remote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3">
            <text:p>UVI005</text:p>
          </table:table-cell>
          <table:table-cell office:value-type="string" table:style-name="ce6">
            <text:p>ABDUL<text:s/>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Training</text:p>
          </table:table-cell>
          <table:table-cell office:value-type="float" office:value="93128.34" table:style-name="ce12">
            <text:p>93128.34</text:p>
          </table:table-cell>
          <table:table-cell office:value-type="date" office:date-value="2018-02-05T00:00:00" table:style-name="ce10">
            <text:p>2/5/2018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ixed Term</text:p>
          </table:table-cell>
          <table:table-cell office:value-type="string" table:style-name="ce12">
            <text:p>Seattle, USA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3">
            <text:p>UVI006</text:p>
          </table:table-cell>
          <table:table-cell office:value-type="string" table:style-name="ce6">
            <text:p>ABI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Training</text:p>
          </table:table-cell>
          <table:table-cell office:value-type="float" office:value="57002.02" table:style-name="ce12">
            <text:p>57002.02</text:p>
          </table:table-cell>
          <table:table-cell office:value-type="date" office:date-value="2018-03-06T00:00:00" table:style-name="ce10">
            <text:p>3/6/2018</text:p>
          </table:table-cell>
          <table:table-cell office:value-type="float" office:value="0.7" table:style-name="ce12">
            <text:p>0.7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Hyderabad, India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3">
            <text:p>UVI007</text:p>
          </table:table-cell>
          <table:table-cell office:value-type="string" table:style-name="ce6">
            <text:p>GOPAL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Engineering</text:p>
          </table:table-cell>
          <table:table-cell office:value-type="float" office:value="118976.16" table:style-name="ce12">
            <text:p>118976.16</text:p>
          </table:table-cell>
          <table:table-cell office:value-type="date" office:date-value="2018-05-07T00:00:00" table:style-name="ce10">
            <text:p>5/7/2018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Wellington, New Zealand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3">
            <text:p>UVI008</text:p>
          </table:table-cell>
          <table:table-cell office:value-type="string" table:style-name="ce6">
            <text:p>ASHWIN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Support</text:p>
          </table:table-cell>
          <table:table-cell office:value-type="float" office:value="104802.63" table:style-name="ce12">
            <text:p>104802.63</text:p>
          </table:table-cell>
          <table:table-cell office:value-type="date" office:date-value="2018-06-03T00:00:00" table:style-name="ce10">
            <text:p>6/3/2018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Hyderabad, India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3">
            <text:p>UVI009</text:p>
          </table:table-cell>
          <table:table-cell office:value-type="string" table:style-name="ce6">
            <text:p>MUTHU KRISHNAN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Marketing</text:p>
          </table:table-cell>
          <table:table-cell office:value-type="float" office:value="66017.179999999993" table:style-name="ce12">
            <text:p>66017.18</text:p>
          </table:table-cell>
          <table:table-cell office:value-type="date" office:date-value="2018-08-10T00:00:00" table:style-name="ce10">
            <text:p>8/10/2018</text:p>
          </table:table-cell>
          <table:table-cell office:value-type="float" office:value="0.9" table:style-name="ce12">
            <text:p>0.9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Remote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3">
            <text:p>UVI010</text:p>
          </table:table-cell>
          <table:table-cell office:value-type="string" table:style-name="ce6">
            <text:p>BABU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Research and Development</text:p>
          </table:table-cell>
          <table:table-cell office:value-type="float" office:value="74279.009999999995" table:style-name="ce12">
            <text:p>74279.01</text:p>
          </table:table-cell>
          <table:table-cell office:value-type="date" office:date-value="2019-02-10T00:00:00" table:style-name="ce10">
            <text:p>2/10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Wellington, New Zealand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3">
            <text:p>UVI011</text:p>
          </table:table-cell>
          <table:table-cell office:value-type="string" table:style-name="ce6">
            <text:p>MADHES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Business Development</text:p>
          </table:table-cell>
          <table:table-cell office:value-type="float" office:value="68980.52" table:style-name="ce12">
            <text:p>68980.52</text:p>
          </table:table-cell>
          <table:table-cell office:value-type="date" office:date-value="2019-03-11T00:00:00" table:style-name="ce10">
            <text:p>3/11/2019</text:p>
          </table:table-cell>
          <table:table-cell office:value-type="float" office:value="0.8" table:style-name="ce12">
            <text:p>0.8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Remote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3">
            <text:p>UVI012</text:p>
          </table:table-cell>
          <table:table-cell office:value-type="string" table:style-name="ce6">
            <text:p>MAGESH<text:s/>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Services</text:p>
          </table:table-cell>
          <table:table-cell office:value-type="float" office:value="68981.52" table:style-name="ce12">
            <text:p>68981.52</text:p>
          </table:table-cell>
          <table:table-cell office:value-type="date" office:date-value="2019-05-12T00:00:00" table:style-name="ce10">
            <text:p>5/12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ixed Term</text:p>
          </table:table-cell>
          <table:table-cell office:value-type="string" table:style-name="ce12">
            <text:p>Remote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3">
            <text:p>UVI013</text:p>
          </table:table-cell>
          <table:table-cell office:value-type="string" table:style-name="ce6">
            <text:p>JEEVA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Engineering</text:p>
          </table:table-cell>
          <table:table-cell office:value-type="float" office:value="114425.19" table:style-name="ce12">
            <text:p>114425.19</text:p>
          </table:table-cell>
          <table:table-cell office:value-type="date" office:date-value="2019-05-13T00:00:00" table:style-name="ce10">
            <text:p>5/13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Wellington, New Zealand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3">
            <text:p>UVI014</text:p>
          </table:table-cell>
          <table:table-cell office:value-type="string" table:style-name="ce6">
            <text:p>SRNIVASAN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Business Development</text:p>
          </table:table-cell>
          <table:table-cell office:value-type="float" office:value="69192.850000000006" table:style-name="ce12">
            <text:p>69192.85</text:p>
          </table:table-cell>
          <table:table-cell office:value-type="date" office:date-value="2019-05-14T00:00:00" table:style-name="ce10">
            <text:p>5/14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Columbus, USA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15</text:p>
          </table:table-cell>
          <table:table-cell office:value-type="string" table:style-name="ce6">
            <text:p>AARTHI<text:s/></text:p>
          </table:table-cell>
          <table:table-cell office:value-type="string" table:style-name="ce6">
            <text:p>FEMALE</text:p>
          </table:table-cell>
          <table:table-cell office:value-type="string" table:style-name="ce11">
            <text:p>Support</text:p>
          </table:table-cell>
          <table:table-cell office:value-type="float" office:value="61214.26" table:style-name="ce12">
            <text:p>61214.26</text:p>
          </table:table-cell>
          <table:table-cell office:value-type="date" office:date-value="2019-05-15T00:00:00" table:style-name="ce10">
            <text:p>5/15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Temporary</text:p>
          </table:table-cell>
          <table:table-cell office:value-type="string" table:style-name="ce12">
            <text:p>Auckland, New Zealand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16</text:p>
          </table:table-cell>
          <table:table-cell office:value-type="string" table:style-name="ce6">
            <text:p>SATHYA MOORTHY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Support</text:p>
          </table:table-cell>
          <table:table-cell office:value-type="float" office:value="54137.05" table:style-name="ce12">
            <text:p>54137.05</text:p>
          </table:table-cell>
          <table:table-cell office:value-type="date" office:date-value="2019-05-16T00:00:00" table:style-name="ce10">
            <text:p>5/16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Remote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17</text:p>
          </table:table-cell>
          <table:table-cell office:value-type="string" table:style-name="ce6">
            <text:p>DINESH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Training</text:p>
          </table:table-cell>
          <table:table-cell office:value-type="float" office:value="37902.35" table:style-name="ce12">
            <text:p>37902.35</text:p>
          </table:table-cell>
          <table:table-cell office:value-type="date" office:date-value="2019-05-17T00:00:00" table:style-name="ce10">
            <text:p>5/17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Chennai, India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18</text:p>
          </table:table-cell>
          <table:table-cell office:value-type="string" table:style-name="ce6">
            <text:p>HARIESH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Engineering</text:p>
          </table:table-cell>
          <table:table-cell office:value-type="float" office:value="39969.72" table:style-name="ce12">
            <text:p>39969.72</text:p>
          </table:table-cell>
          <table:table-cell office:value-type="date" office:date-value="2019-05-18T00:00:00" table:style-name="ce10">
            <text:p>5/18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Temporary</text:p>
          </table:table-cell>
          <table:table-cell office:value-type="string" table:style-name="ce12">
            <text:p>Columbus, USA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19</text:p>
          </table:table-cell>
          <table:table-cell office:value-type="string" table:style-name="ce6">
            <text:p>HARIESH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Services</text:p>
          </table:table-cell>
          <table:table-cell office:value-type="float" office:value="69913.39" table:style-name="ce12">
            <text:p>69913.39</text:p>
          </table:table-cell>
          <table:table-cell office:value-type="date" office:date-value="2019-05-19T00:00:00" table:style-name="ce10">
            <text:p>5/19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Remote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20</text:p>
          </table:table-cell>
          <table:table-cell office:value-type="string" table:style-name="ce6">
            <text:p>CHARLES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Research and Development</text:p>
          </table:table-cell>
          <table:table-cell office:value-type="float" office:value="52748.63" table:style-name="ce12">
            <text:p>52748.63</text:p>
          </table:table-cell>
          <table:table-cell office:value-type="date" office:date-value="2019-05-20T00:00:00" table:style-name="ce10">
            <text:p>5/20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Chennai, India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21</text:p>
          </table:table-cell>
          <table:table-cell office:value-type="string" table:style-name="ce6">
            <text:p>ARUN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Human Resources</text:p>
          </table:table-cell>
          <table:table-cell office:value-type="float" office:value="50310.09" table:style-name="ce12">
            <text:p>50310.09</text:p>
          </table:table-cell>
          <table:table-cell office:value-type="date" office:date-value="2019-05-21T00:00:00" table:style-name="ce10">
            <text:p>5/21/2019</text:p>
          </table:table-cell>
          <table:table-cell office:value-type="float" office:value="0.4" table:style-name="ce12">
            <text:p>0.4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Hyderabad, India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22</text:p>
          </table:table-cell>
          <table:table-cell office:value-type="string" table:style-name="ce6">
            <text:p>CHANDRU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Accounting</text:p>
          </table:table-cell>
          <table:table-cell office:value-type="float" office:value="52963.65" table:style-name="ce12">
            <text:p>52963.65</text:p>
          </table:table-cell>
          <table:table-cell office:value-type="date" office:date-value="2019-05-22T00:00:00" table:style-name="ce10">
            <text:p>5/22/2019</text:p>
          </table:table-cell>
          <table:table-cell office:value-type="float" office:value="0.3" table:style-name="ce12">
            <text:p>0.3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Columbus, USA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23</text:p>
          </table:table-cell>
          <table:table-cell office:value-type="string" table:style-name="ce6">
            <text:p>SANTHOSH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Sales</text:p>
          </table:table-cell>
          <table:table-cell office:value-type="float" office:value="62195.47" table:style-name="ce12">
            <text:p>62195.47</text:p>
          </table:table-cell>
          <table:table-cell office:value-type="date" office:date-value="2019-05-23T00:00:00" table:style-name="ce10">
            <text:p>5/23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Remote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24</text:p>
          </table:table-cell>
          <table:table-cell office:value-type="string" table:style-name="ce6">
            <text:p>KRISH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Engineering</text:p>
          </table:table-cell>
          <table:table-cell office:value-type="float" office:value="43329.22" table:style-name="ce12">
            <text:p>43329.22</text:p>
          </table:table-cell>
          <table:table-cell office:value-type="date" office:date-value="2019-05-24T00:00:00" table:style-name="ce10">
            <text:p>5/24/2019</text:p>
          </table:table-cell>
          <table:table-cell office:value-type="float" office:value="0.5" table:style-name="ce12">
            <text:p>0.5</text:p>
          </table:table-cell>
          <table:table-cell office:value-type="string" table:style-name="ce12">
            <text:p>Fixed Term</text:p>
          </table:table-cell>
          <table:table-cell office:value-type="string" table:style-name="ce12">
            <text:p>Remote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25</text:p>
          </table:table-cell>
          <table:table-cell office:value-type="string" table:style-name="ce6">
            <text:p>GOVINDHAN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Training</text:p>
          </table:table-cell>
          <table:table-cell office:value-type="float" office:value="71570.990000000005" table:style-name="ce12">
            <text:p>71570.99</text:p>
          </table:table-cell>
          <table:table-cell office:value-type="date" office:date-value="2019-05-25T00:00:00" table:style-name="ce10">
            <text:p>5/25/2019</text:p>
          </table:table-cell>
          <table:table-cell office:value-type="float" office:value="0.5" table:style-name="ce12">
            <text:p>0.5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Hyderabad, India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26</text:p>
          </table:table-cell>
          <table:table-cell office:value-type="string" table:style-name="ce6">
            <text:p>KUMAR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Training</text:p>
          </table:table-cell>
          <table:table-cell office:value-type="float" office:value="78840.23" table:style-name="ce12">
            <text:p>78840.23</text:p>
          </table:table-cell>
          <table:table-cell office:value-type="date" office:date-value="2019-05-26T00:00:00" table:style-name="ce10">
            <text:p>5/26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Temporary</text:p>
          </table:table-cell>
          <table:table-cell office:value-type="string" table:style-name="ce12">
            <text:p>Remote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27</text:p>
          </table:table-cell>
          <table:table-cell office:value-type="string" table:style-name="ce6">
            <text:p>NANDHA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Human Resources</text:p>
          </table:table-cell>
          <table:table-cell office:value-type="float" office:value="61994.76" table:style-name="ce12">
            <text:p>61994.76</text:p>
          </table:table-cell>
          <table:table-cell office:value-type="date" office:date-value="2019-05-27T00:00:00" table:style-name="ce10">
            <text:p>5/27/2019</text:p>
          </table:table-cell>
          <table:table-cell office:value-type="float" office:value="0.3" table:style-name="ce12">
            <text:p>0.3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Hyderabad, India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28</text:p>
          </table:table-cell>
          <table:table-cell office:value-type="string" table:style-name="ce6">
            <text:p>THULASI RAM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Services</text:p>
          </table:table-cell>
          <table:table-cell office:value-type="float" office:value="89690.38" table:style-name="ce12">
            <text:p>89690.38</text:p>
          </table:table-cell>
          <table:table-cell office:value-type="date" office:date-value="2019-05-28T00:00:00" table:style-name="ce10">
            <text:p>5/28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Wellington, New Zealand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29</text:p>
          </table:table-cell>
          <table:table-cell office:value-type="string" table:style-name="ce6">
            <text:p>PRABHU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Product Management</text:p>
          </table:table-cell>
          <table:table-cell office:value-type="float" office:value="104335.03999999999" table:style-name="ce12">
            <text:p>104335.04</text:p>
          </table:table-cell>
          <table:table-cell office:value-type="date" office:date-value="2019-05-29T00:00:00" table:style-name="ce10">
            <text:p>5/29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Columbus, USA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30</text:p>
          </table:table-cell>
          <table:table-cell office:value-type="string" table:style-name="ce6">
            <text:p>MUNUSAMAY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Accounting</text:p>
          </table:table-cell>
          <table:table-cell office:value-type="float" office:value="52246.29" table:style-name="ce12">
            <text:p>52246.29</text:p>
          </table:table-cell>
          <table:table-cell office:value-type="date" office:date-value="2019-05-30T00:00:00" table:style-name="ce10">
            <text:p>5/30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Temporary</text:p>
          </table:table-cell>
          <table:table-cell office:value-type="string" table:style-name="ce12">
            <text:p>Wellington, New Zealand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31</text:p>
          </table:table-cell>
          <table:table-cell office:value-type="string" table:style-name="ce6">
            <text:p>SATHYA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Legal</text:p>
          </table:table-cell>
          <table:table-cell office:value-type="float" office:value="90697.67" table:style-name="ce12">
            <text:p>90697.67</text:p>
          </table:table-cell>
          <table:table-cell office:value-type="date" office:date-value="2019-05-31T00:00:00" table:style-name="ce10">
            <text:p>5/31/2019</text:p>
          </table:table-cell>
          <table:table-cell office:value-type="float" office:value="0.8" table:style-name="ce12">
            <text:p>0.8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Seattle, USA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32</text:p>
          </table:table-cell>
          <table:table-cell office:value-type="string" table:style-name="ce6">
            <text:p>SATHISH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Business Development</text:p>
          </table:table-cell>
          <table:table-cell office:value-type="float" office:value="90884.32" table:style-name="ce12">
            <text:p>90884.32</text:p>
          </table:table-cell>
          <table:table-cell office:value-type="date" office:date-value="2019-06-01T00:00:00" table:style-name="ce10">
            <text:p>6/1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Columbus, USA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33</text:p>
          </table:table-cell>
          <table:table-cell office:value-type="string" table:style-name="ce6">
            <text:p>SIVA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Human Resources</text:p>
          </table:table-cell>
          <table:table-cell office:value-type="float" office:value="76320.44" table:style-name="ce12">
            <text:p>76320.44</text:p>
          </table:table-cell>
          <table:table-cell office:value-type="date" office:date-value="2019-06-02T00:00:00" table:style-name="ce10">
            <text:p>6/2/2019</text:p>
          </table:table-cell>
          <table:table-cell office:value-type="float" office:value="0.8" table:style-name="ce12">
            <text:p>0.8</text:p>
          </table:table-cell>
          <table:table-cell office:value-type="string" table:style-name="ce12">
            <text:p>Temporary</text:p>
          </table:table-cell>
          <table:table-cell office:value-type="string" table:style-name="ce12">
            <text:p>Remote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34</text:p>
          </table:table-cell>
          <table:table-cell office:value-type="string" table:style-name="ce6">
            <text:p>SUMAN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Business Development</text:p>
          </table:table-cell>
          <table:table-cell office:value-type="float" office:value="73360.38" table:style-name="ce12">
            <text:p>73360.38</text:p>
          </table:table-cell>
          <table:table-cell office:value-type="date" office:date-value="2019-06-03T00:00:00" table:style-name="ce10">
            <text:p>6/3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Temporary</text:p>
          </table:table-cell>
          <table:table-cell office:value-type="string" table:style-name="ce12">
            <text:p>Remote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35</text:p>
          </table:table-cell>
          <table:table-cell office:value-type="string" table:style-name="ce6">
            <text:p>MADHU</text:p>
          </table:table-cell>
          <table:table-cell office:value-type="string" table:style-name="ce6">
            <text:p>FEMALE</text:p>
          </table:table-cell>
          <table:table-cell office:value-type="string" table:style-name="ce11">
            <text:p>NULL</text:p>
          </table:table-cell>
          <table:table-cell table:style-name="ce12"/>
          <table:table-cell office:value-type="date" office:date-value="2019-06-04T00:00:00" table:style-name="ce10">
            <text:p>6/4/2019</text:p>
          </table:table-cell>
          <table:table-cell office:value-type="float" office:value="0.7" table:style-name="ce12">
            <text:p>0.7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Auckland, New Zealand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36</text:p>
          </table:table-cell>
          <table:table-cell office:value-type="string" table:style-name="ce6">
            <text:p>BALA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Research and Development</text:p>
          </table:table-cell>
          <table:table-cell office:value-type="float" office:value="50449.46" table:style-name="ce12">
            <text:p>50449.46</text:p>
          </table:table-cell>
          <table:table-cell office:value-type="date" office:date-value="2019-06-05T00:00:00" table:style-name="ce10">
            <text:p>6/5/2019</text:p>
          </table:table-cell>
          <table:table-cell office:value-type="float" office:value="0.8" table:style-name="ce12">
            <text:p>0.8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Auckland, New Zealand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37</text:p>
          </table:table-cell>
          <table:table-cell office:value-type="string" table:style-name="ce6">
            <text:p>LOKESH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Training</text:p>
          </table:table-cell>
          <table:table-cell office:value-type="float" office:value="53949.26" table:style-name="ce12">
            <text:p>53949.26</text:p>
          </table:table-cell>
          <table:table-cell office:value-type="date" office:date-value="2019-06-06T00:00:00" table:style-name="ce10">
            <text:p>6/6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Temporary</text:p>
          </table:table-cell>
          <table:table-cell office:value-type="string" table:style-name="ce12">
            <text:p>Columbus, USA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38</text:p>
          </table:table-cell>
          <table:table-cell office:value-type="string" table:style-name="ce6">
            <text:p>ASAN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Legal</text:p>
          </table:table-cell>
          <table:table-cell office:value-type="float" office:value="113616.23" table:style-name="ce12">
            <text:p>113616.23</text:p>
          </table:table-cell>
          <table:table-cell office:value-type="date" office:date-value="2019-06-07T00:00:00" table:style-name="ce10">
            <text:p>6/7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Remote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39</text:p>
          </table:table-cell>
          <table:table-cell office:value-type="string" table:style-name="ce6">
            <text:p>AFYAN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Product Management</text:p>
          </table:table-cell>
          <table:table-cell office:value-type="float" office:value="110906.35" table:style-name="ce12">
            <text:p>110906.35</text:p>
          </table:table-cell>
          <table:table-cell office:value-type="date" office:date-value="2019-06-08T00:00:00" table:style-name="ce10">
            <text:p>6/8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Temporary</text:p>
          </table:table-cell>
          <table:table-cell office:value-type="string" table:style-name="ce12">
            <text:p>Wellington, New Zealand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40</text:p>
          </table:table-cell>
          <table:table-cell office:value-type="string" table:style-name="ce6">
            <text:p>AGALYA</text:p>
          </table:table-cell>
          <table:table-cell office:value-type="string" table:style-name="ce6">
            <text:p>FEMALE</text:p>
          </table:table-cell>
          <table:table-cell office:value-type="string" table:style-name="ce11">
            <text:p>Support</text:p>
          </table:table-cell>
          <table:table-cell office:value-type="float" office:value="100371.31" table:style-name="ce12">
            <text:p>100371.31</text:p>
          </table:table-cell>
          <table:table-cell office:value-type="date" office:date-value="2019-06-09T00:00:00" table:style-name="ce10">
            <text:p>6/9/2019</text:p>
          </table:table-cell>
          <table:table-cell office:value-type="float" office:value="0.8" table:style-name="ce12">
            <text:p>0.8</text:p>
          </table:table-cell>
          <table:table-cell office:value-type="string" table:style-name="ce12">
            <text:p>Fixed Term</text:p>
          </table:table-cell>
          <table:table-cell office:value-type="string" table:style-name="ce12">
            <text:p>Auckland, New Zealand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41</text:p>
          </table:table-cell>
          <table:table-cell office:value-type="string" table:style-name="ce6">
            <text:p>AFRID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Accounting</text:p>
          </table:table-cell>
          <table:table-cell office:value-type="float" office:value="69163.39" table:style-name="ce12">
            <text:p>69163.39</text:p>
          </table:table-cell>
          <table:table-cell office:value-type="date" office:date-value="2019-06-10T00:00:00" table:style-name="ce10">
            <text:p>6/10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Remote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42</text:p>
          </table:table-cell>
          <table:table-cell office:value-type="string" table:style-name="ce6">
            <text:p>AJAY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Training</text:p>
          </table:table-cell>
          <table:table-cell office:value-type="float" office:value="114691.03" table:style-name="ce12">
            <text:p>114691.03</text:p>
          </table:table-cell>
          <table:table-cell office:value-type="date" office:date-value="2019-06-11T00:00:00" table:style-name="ce10">
            <text:p>6/11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Temporary</text:p>
          </table:table-cell>
          <table:table-cell office:value-type="string" table:style-name="ce12">
            <text:p>Wellington, New Zealand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43</text:p>
          </table:table-cell>
          <table:table-cell office:value-type="string" table:style-name="ce6">
            <text:p>AJITH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Human Resources</text:p>
          </table:table-cell>
          <table:table-cell office:value-type="float" office:value="86556.96" table:style-name="ce12">
            <text:p>86556.96</text:p>
          </table:table-cell>
          <table:table-cell office:value-type="date" office:date-value="2019-06-12T00:00:00" table:style-name="ce10">
            <text:p>6/12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Hyderabad, India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44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Services</text:p>
          </table:table-cell>
          <table:table-cell office:value-type="float" office:value="31172.77" table:style-name="ce12">
            <text:p>31172.77</text:p>
          </table:table-cell>
          <table:table-cell office:value-type="date" office:date-value="2019-06-13T00:00:00" table:style-name="ce10">
            <text:p>6/13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ixed Term</text:p>
          </table:table-cell>
          <table:table-cell office:value-type="string" table:style-name="ce12">
            <text:p>Remote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45</text:p>
          </table:table-cell>
          <table:table-cell office:value-type="string" table:style-name="ce6">
            <text:p>STALIN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Business Development</text:p>
          </table:table-cell>
          <table:table-cell office:value-type="float" office:value="80169.42" table:style-name="ce12">
            <text:p>80169.42</text:p>
          </table:table-cell>
          <table:table-cell office:value-type="date" office:date-value="2019-06-14T00:00:00" table:style-name="ce10">
            <text:p>6/14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Auckland, New Zealand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46</text:p>
          </table:table-cell>
          <table:table-cell office:value-type="string" table:style-name="ce6">
            <text:p>UDHYA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Training</text:p>
          </table:table-cell>
          <table:table-cell office:value-type="float" office:value="53949.26" table:style-name="ce12">
            <text:p>53949.26</text:p>
          </table:table-cell>
          <table:table-cell office:value-type="date" office:date-value="2019-06-15T00:00:00" table:style-name="ce10">
            <text:p>6/15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Temporary</text:p>
          </table:table-cell>
          <table:table-cell office:value-type="string" table:style-name="ce12">
            <text:p>Columbus, USA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47</text:p>
          </table:table-cell>
          <table:table-cell office:value-type="string" table:style-name="ce6">
            <text:p>AKASH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Support</text:p>
          </table:table-cell>
          <table:table-cell office:value-type="float" office:value="58935.92" table:style-name="ce12">
            <text:p>58935.92</text:p>
          </table:table-cell>
          <table:table-cell office:value-type="date" office:date-value="2019-06-16T00:00:00" table:style-name="ce10">
            <text:p>6/16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Temporary</text:p>
          </table:table-cell>
          <table:table-cell office:value-type="string" table:style-name="ce12">
            <text:p>Hyderabad, India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48</text:p>
          </table:table-cell>
          <table:table-cell office:value-type="string" table:style-name="ce6">
            <text:p>APPU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Support</text:p>
          </table:table-cell>
          <table:table-cell office:value-type="float" office:value="63000" table:style-name="ce12">
            <text:p>63000</text:p>
          </table:table-cell>
          <table:table-cell office:value-type="date" office:date-value="2019-06-17T00:00:00" table:style-name="ce10">
            <text:p>6/17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ermanent</text:p>
          </table:table-cell>
          <table:table-cell office:value-type="string" table:style-name="ce12">
            <text:p>Chennai, India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49</text:p>
          </table:table-cell>
          <table:table-cell office:value-type="string" table:style-name="ce6">
            <text:p>ARAVIND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Accounting</text:p>
          </table:table-cell>
          <table:table-cell office:value-type="float" office:value="57000" table:style-name="ce12">
            <text:p>57000</text:p>
          </table:table-cell>
          <table:table-cell office:value-type="date" office:date-value="2019-06-18T00:00:00" table:style-name="ce10">
            <text:p>6/18/2019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Fixed Term</text:p>
          </table:table-cell>
          <table:table-cell office:value-type="string" table:style-name="ce12">
            <text:p>Auckland, New Zealand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50</text:p>
          </table:table-cell>
          <table:table-cell office:value-type="string" table:style-name="ce6">
            <text:p>KUMARVEL</text:p>
          </table:table-cell>
          <table:table-cell office:value-type="string" table:style-name="ce6">
            <text:p>MALE</text:p>
          </table:table-cell>
          <table:table-cell office:value-type="string" table:style-name="ce11">
            <text:p>Product Management</text:p>
          </table:table-cell>
          <table:table-cell office:value-type="float" office:value="68000" table:style-name="ce12">
            <text:p>68000</text:p>
          </table:table-cell>
          <table:table-cell office:value-type="date" office:date-value="2019-06-19T00:00:00" table:style-name="ce10">
            <text:p>6/19/2019</text:p>
          </table:table-cell>
          <table:table-cell office:value-type="float" office:value="0.6" table:style-name="ce12">
            <text:p>0.6</text:p>
          </table:table-cell>
          <table:table-cell office:value-type="string" table:style-name="ce12">
            <text:p>Fixed Term</text:p>
          </table:table-cell>
          <table:table-cell office:value-type="string" table:style-name="ce12">
            <text:p>Remote</text:p>
          </table:table-cell>
          <table:table-cell table:number-columns-repeated="16375"/>
        </table:table-row>
        <table:table-row table:style-name="ro3">
          <table:table-cell office:value-type="string" table:style-name="ce13">
            <text:p>UVI051</text:p>
          </table:table-cell>
          <table:table-cell table:number-columns-repeated="2" table:style-name="ce6"/>
          <table:table-cell table:style-name="ce11"/>
          <table:table-cell table:style-name="ce12"/>
          <table:table-cell table:style-name="ce6"/>
          <table:table-cell table:number-columns-repeated="3" table:style-name="ce12"/>
          <table:table-cell table:number-columns-repeated="16375"/>
        </table:table-row>
        <table:table-row table:number-rows-repeated="1048522" table:style-name="ro3">
          <table:table-cell table:number-columns-repeated="16384"/>
        </table:table-row>
        <table:named-expressions>
          <table:named-range table:name="Print_Area" table:cell-range-address="Sheet1.$A$1:Sheet1.$I$54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3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15</meta:generator>
    <meta:initial-creator>Admin</meta:initial-creator>
    <dc:creator>X</dc:creator>
    <meta:creation-date>2024-08-23T10:48:10Z</meta:creation-date>
    <dc:date>2024-09-03T03:20:11Z</dc:date>
  </office:meta>
</office:document-meta>
</file>